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NonNegativeIntegerImpl.XmlNonNegativeInteg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NonNegativeIntegerImpl.XmlNonNegativeInteger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